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7"/>
    <style:style style:name="ce4" style:family="table-cell" style:parent-style-name="Default" style:data-style-name="N19"/>
    <style:style style:name="ce5" style:family="table-cell" style:parent-style-name="Default" style:data-style-name="N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4.169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5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Number of cows<text:s/></text:p>
          </table:table-cell>
          <table:table-cell office:value-type="string" table:style-name="ce1">
            <text:p>number of dogs</text:p>
          </table:table-cell>
          <table:table-cell office:value-type="string" table:style-name="ce1">
            <text:p>street</text:p>
          </table:table-cell>
          <table:table-cell office:value-type="string" table:style-name="ce1">
            <text:p>queries raised</text:p>
          </table:table-cell>
          <table:table-cell office:value-type="string" table:style-name="ce1">
            <text:p>queries accepted</text:p>
          </table:table-cell>
          <table:table-cell table:style-name="ce1"/>
          <table:table-cell office:value-type="string" table:style-name="ce5">
            <text:p>Numbers</text:p>
          </table:table-cell>
          <table:table-cell office:value-type="string" table:style-name="ce1">
            <text:p>occurrenc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st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float" office:value="0" table:formula="of:=COUNTIF([.G2:.H15];[.G2])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econd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formula="of:=COUNTIF([.G3:.G3];[.G3])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ird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style-name="ce5">
            <text:p>2</text:p>
          </table:table-cell>
          <table:table-cell office:value-type="float" office:value="1" table:formula="of:=COUNTIF([.G4:.G4];[.G4])" table:style-name="ce1">
            <text:p>1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urt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" table:style-name="ce5">
            <text:p>4</text:p>
          </table:table-cell>
          <table:table-cell office:value-type="float" office:value="1" table:formula="of:=COUNTIF([.G5:.G5];[.G5])" table:style-name="ce1">
            <text:p>1</text:p>
          </table:table-cell>
          <table:table-cell table:number-columns-repeated="16376" table:style-name="ce1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"/>
          <table:table-cell table:style-name="ce5"/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float" office:value="102.48888888888889" table:formula="of:=YEARFRAC([.F27];[.F22])" table:style-name="ce5">
            <text:p>10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date" office:date-value="2002-06-26T00:00:00" table:style-name="ce4">
            <text:p>26-06-2002</text:p>
          </table:table-cell>
          <table:table-cell table:style-name="ce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table:style-name="ce5"/>
          <table:table-cell office:value-type="float" office:value="0" table:formula="of:=DATEDIF([.F27];[.F22];&quot;Y&quot;)" table:style-name="ce1">
            <text:p>#NUM!</text:p>
          </table:table-cell>
          <table:table-cell table:number-columns-repeated="16376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-</number:text>
      <number:month number:style="long"/>
      <number:text>-</number:text>
      <number:year number:style="long"/>
    </number:date-style>
    <number:date-style style:name="N27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Lohit Soundarajan</meta:initial-creator>
    <dc:creator>Lohit Soundarajan</dc:creator>
    <meta:creation-date>2023-03-05T03:17:19Z</meta:creation-date>
    <dc:date>2023-03-15T15:34:23Z</dc:date>
    <meta:user-defined meta:name="ContentTypeId">0x010100A8201650E5906446AC981DD99FDFAD40</meta:user-defined>
  </office:meta>
</office:document-meta>
</file>